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1.81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2.45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6.303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1.359cm" loext:decorative="false"/>
      <style:paragraph-properties style:writing-mode="lr-tb"/>
    </style:style>
    <style:style style:name="pr8" style:family="presentation" style:parent-style-name="Default-title">
      <style:graphic-properties fo:min-height="1.359cm" loext:decorative="false"/>
      <style:paragraph-properties style:writing-mode="lr-tb"/>
    </style:style>
    <style:style style:name="pr9" style:family="presentation" style:parent-style-name="Default-title">
      <style:graphic-properties fo:min-height="1.817cm" loext:decorative="false"/>
      <style:paragraph-properties style:writing-mode="lr-tb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6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16pt" style:font-size-asian="16pt" style:font-size-complex="16pt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Termes" fo:font-size="16pt" style:font-size-asian="16pt" style:font-size-complex="16pt"/>
    </style:style>
    <style:style style:name="P1" style:family="paragraph">
      <loext:graphic-properties draw:fill-color="#ffffff"/>
      <style:text-properties style:font-name="TeXGyreHero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TeXGyreHeros" fo:font-size="48pt" style:font-size-asian="48pt" style:font-size-complex="4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cm" fo:line-height="100%" fo:text-align="center"/>
      <style:text-properties style:font-name="TeXGyreHeros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top="0cm" fo:margin-bottom="0cm" fo:line-height="100%" fo:text-align="center"/>
      <style:text-properties style:font-name="TeXGyreHeros" fo:font-size="16pt" style:font-size-asian="16pt" style:font-size-complex="16pt"/>
    </style:style>
    <style:style style:name="P10" style:family="paragraph">
      <style:paragraph-properties fo:margin-top="0cm" fo:margin-bottom="0cm" fo:line-height="100%" fo:text-align="center"/>
      <style:text-properties style:font-name="TeXGyreTermes" fo:font-size="16pt" style:font-size-asian="16pt" style:font-size-complex="16pt"/>
    </style:style>
    <style:style style:name="P11" style:family="paragraph">
      <style:paragraph-properties fo:text-align="center"/>
    </style:style>
    <style:style style:name="T1" style:family="text">
      <style:text-properties style:font-name="TeXGyreHeros" fo:font-size="60pt" style:font-size-asian="60pt" style:font-size-complex="60pt"/>
    </style:style>
    <style:style style:name="T2" style:family="text">
      <style:text-properties style:font-name="TeXGyreHeros"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introductory-statistics/pages/1-introduction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1.817cm" svg:x="1.4cm" svg:y="0.317cm" presentation:class="title" presentation:user-transformed="true">
          <draw:text-box>
            <text:p>Statistics</text:p>
          </draw:text-box>
        </draw:frame>
        <draw:frame presentation:style-name="pr2" draw:text-style-name="P1" draw:layer="layout" svg:width="25.199cm" svg:height="12.7cm" svg:x="1.4cm" svg:y="1.905cm" presentation:class="subtitle" presentation:user-transformed="true">
          <draw:text-box>
            <text:p><text:span text:style-name="T1">Probability Distribution Fun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Overview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Definitions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Defini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7" draw:layer="layout" svg:width="25.199cm" svg:height="1.817cm" svg:x="1.4cm" svg:y="0.317cm" presentation:class="title">
          <draw:text-box>
            <text:p>Definition – Random Variable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<text:span text:style-name="T3">Random variable:</text:span> A numerical value that is an outcome of an experiment.</text:p>
              </text:list-item>
              <text:list-item>
                <text:p>Value of a random variable is determined after the experiment is performed.</text:p>
              </text:list-item>
              <text:list-item>
                <text:p>Distribution of possible outcomes is more interesting than the specific result of an experimen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8" draw:layer="layout" svg:width="25.199cm" svg:height="1.817cm" svg:x="1.4cm" svg:y="0.317cm" presentation:class="title">
          <draw:text-box>
            <text:p>Definition – Probability Distribution Function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<text:span text:style-name="T3">Probability Distribution Function (PDF):</text:span> gives the probabilities of each possible outcome of a random variable.</text:p>
              </text:list-item>
              <text:list-item>
                <text:p>Discrete PDF has the following characteristics:</text:p>
                <text:list>
                  <text:list-item>
                    <text:p text:style-name="P4">Each probability is between 0 and 1, inclusive.</text:p>
                  </text:list-item>
                  <text:list-item>
                    <text:p text:style-name="P4">The sum of the probabilities is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 text:style-name="P5"><text:span text:style-name="T2">Exampl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draw:frame presentation:style-name="pr9" draw:layer="layout" svg:width="11.935cm" svg:height="1.817cm" svg:x="1.4cm" svg:y="0.317cm" presentation:class="title" presentation:user-transformed="true">
          <draw:text-box>
            <text:p>Example 1a</text:p>
          </draw:text-box>
        </draw:frame>
        <draw:frame presentation:style-name="pr4" draw:layer="layout" svg:width="12.297cm" svg:height="4.445cm" svg:x="1.4cm" svg:y="1.905cm" presentation:class="outline" presentation:user-transformed="true">
          <draw:text-box>
            <text:list text:style-name="L2">
              <text:list-header>
                <text:p text:style-name="P7"><text:span text:style-name="T4">A company wants to evaluate its attrition rate, in other words, how long new hires stay with the company. Over the years, they have established the following probability distribution.</text:span></text:p>
              </text:list-header>
            </text:list>
          </draw:text-box>
        </draw:frame>
        <draw:frame draw:style-name="gr2" draw:layer="layout" svg:width="4.892cm" svg:height="7.844cm" svg:x="1.457cm" svg:y="6.394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n</text:p>
              </table:table-cell>
              <table:table-cell table:style-name="ce2">
                <text:p text:style-name="P9">P(X=n)</text:p>
              </table:table-cell>
            </table:table-row>
            <table:table-row table:style-name="ro2" table:default-cell-style-name="ce3">
              <table:table-cell>
                <text:p text:style-name="P10">0</text:p>
              </table:table-cell>
              <table:table-cell>
                <text:p text:style-name="P10">0.12</text:p>
              </table:table-cell>
            </table:table-row>
            <table:table-row table:style-name="ro2" table:default-cell-style-name="ce3">
              <table:table-cell>
                <text:p text:style-name="P10">1</text:p>
              </table:table-cell>
              <table:table-cell>
                <text:p text:style-name="P10">0.18</text:p>
              </table:table-cell>
            </table:table-row>
            <table:table-row table:style-name="ro2" table:default-cell-style-name="ce3">
              <table:table-cell>
                <text:p text:style-name="P10">2</text:p>
              </table:table-cell>
              <table:table-cell>
                <text:p text:style-name="P10">0.30</text:p>
              </table:table-cell>
            </table:table-row>
            <table:table-row table:style-name="ro2" table:default-cell-style-name="ce3">
              <table:table-cell>
                <text:p text:style-name="P10">3</text:p>
              </table:table-cell>
              <table:table-cell>
                <text:p text:style-name="P10">0.15</text:p>
              </table:table-cell>
            </table:table-row>
            <table:table-row table:style-name="ro2" table:default-cell-style-name="ce3">
              <table:table-cell>
                <text:p text:style-name="P10">4</text:p>
              </table:table-cell>
              <table:table-cell/>
            </table:table-row>
            <table:table-row table:style-name="ro2" table:default-cell-style-name="ce3">
              <table:table-cell>
                <text:p text:style-name="P10">5</text:p>
              </table:table-cell>
              <table:table-cell>
                <text:p text:style-name="P10">0.10</text:p>
              </table:table-cell>
            </table:table-row>
            <table:table-row table:style-name="ro2" table:default-cell-style-name="ce3">
              <table:table-cell>
                <text:p text:style-name="P10">6</text:p>
              </table:table-cell>
              <table:table-cell>
                <text:p text:style-name="P10">0.0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6.446cm" svg:height="1.146cm" svg:x="6.889cm" svg:y="6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 presentation:use-footer-name="ftr1">
        <draw:frame presentation:style-name="pr9" draw:layer="layout" svg:width="11.935cm" svg:height="1.817cm" svg:x="1.4cm" svg:y="0.317cm" presentation:class="title" presentation:user-transformed="true">
          <draw:text-box>
            <text:p>Example 1b</text:p>
          </draw:text-box>
        </draw:frame>
        <draw:frame presentation:style-name="pr4" draw:layer="layout" svg:width="12.297cm" svg:height="4.445cm" svg:x="1.4cm" svg:y="1.905cm" presentation:class="outline" presentation:user-transformed="true">
          <draw:text-box>
            <text:list text:style-name="L2">
              <text:list-header>
                <text:p text:style-name="P7"><text:span text:style-name="T4">A company wants to evaluate its attrition rate, in other words, how long new hires stay with the company. Over the years, they have established the following probability distribution.</text:span></text:p>
              </text:list-header>
            </text:list>
          </draw:text-box>
        </draw:frame>
        <draw:frame draw:style-name="gr2" draw:layer="layout" svg:width="4.892cm" svg:height="7.844cm" svg:x="1.457cm" svg:y="6.394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n</text:p>
              </table:table-cell>
              <table:table-cell table:style-name="ce2">
                <text:p text:style-name="P9">P(X=n)</text:p>
              </table:table-cell>
            </table:table-row>
            <table:table-row table:style-name="ro2" table:default-cell-style-name="ce3">
              <table:table-cell>
                <text:p text:style-name="P10">0</text:p>
              </table:table-cell>
              <table:table-cell>
                <text:p text:style-name="P10">0.12</text:p>
              </table:table-cell>
            </table:table-row>
            <table:table-row table:style-name="ro2" table:default-cell-style-name="ce3">
              <table:table-cell>
                <text:p text:style-name="P10">1</text:p>
              </table:table-cell>
              <table:table-cell>
                <text:p text:style-name="P10">0.18</text:p>
              </table:table-cell>
            </table:table-row>
            <table:table-row table:style-name="ro2" table:default-cell-style-name="ce3">
              <table:table-cell>
                <text:p text:style-name="P10">2</text:p>
              </table:table-cell>
              <table:table-cell>
                <text:p text:style-name="P10">0.30</text:p>
              </table:table-cell>
            </table:table-row>
            <table:table-row table:style-name="ro2" table:default-cell-style-name="ce3">
              <table:table-cell>
                <text:p text:style-name="P10">3</text:p>
              </table:table-cell>
              <table:table-cell>
                <text:p text:style-name="P10">0.15</text:p>
              </table:table-cell>
            </table:table-row>
            <table:table-row table:style-name="ro2" table:default-cell-style-name="ce3">
              <table:table-cell>
                <text:p text:style-name="P10">4</text:p>
              </table:table-cell>
              <table:table-cell/>
            </table:table-row>
            <table:table-row table:style-name="ro2" table:default-cell-style-name="ce3">
              <table:table-cell>
                <text:p text:style-name="P10">5</text:p>
              </table:table-cell>
              <table:table-cell>
                <text:p text:style-name="P10">0.10</text:p>
              </table:table-cell>
            </table:table-row>
            <table:table-row table:style-name="ro2" table:default-cell-style-name="ce3">
              <table:table-cell>
                <text:p text:style-name="P10">6</text:p>
              </table:table-cell>
              <table:table-cell>
                <text:p text:style-name="P10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1" draw:layer="layout" svg:width="6.384cm" svg:height="1.146cm" svg:x="6.889cm" svg:y="6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>
        <draw:frame presentation:style-name="pr9" draw:layer="layout" svg:width="11.935cm" svg:height="1.817cm" svg:x="1.4cm" svg:y="0.317cm" presentation:class="title" presentation:user-transformed="true">
          <draw:text-box>
            <text:p>Example 1c</text:p>
          </draw:text-box>
        </draw:frame>
        <draw:frame presentation:style-name="pr4" draw:layer="layout" svg:width="12.297cm" svg:height="4.445cm" svg:x="1.4cm" svg:y="1.905cm" presentation:class="outline" presentation:user-transformed="true">
          <draw:text-box>
            <text:list text:style-name="L2">
              <text:list-header>
                <text:p text:style-name="P7"><text:span text:style-name="T4">A company wants to evaluate its attrition rate, in other words, how long new hires stay with the company. Over the years, they have established the following probability distribution.</text:span></text:p>
              </text:list-header>
            </text:list>
          </draw:text-box>
        </draw:frame>
        <draw:frame draw:style-name="gr2" draw:layer="layout" svg:width="4.892cm" svg:height="7.844cm" svg:x="1.457cm" svg:y="6.394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n</text:p>
              </table:table-cell>
              <table:table-cell table:style-name="ce2">
                <text:p text:style-name="P9">P(X=n)</text:p>
              </table:table-cell>
            </table:table-row>
            <table:table-row table:style-name="ro2" table:default-cell-style-name="ce3">
              <table:table-cell>
                <text:p text:style-name="P10">0</text:p>
              </table:table-cell>
              <table:table-cell>
                <text:p text:style-name="P10">0.12</text:p>
              </table:table-cell>
            </table:table-row>
            <table:table-row table:style-name="ro2" table:default-cell-style-name="ce3">
              <table:table-cell>
                <text:p text:style-name="P10">1</text:p>
              </table:table-cell>
              <table:table-cell>
                <text:p text:style-name="P10">0.18</text:p>
              </table:table-cell>
            </table:table-row>
            <table:table-row table:style-name="ro2" table:default-cell-style-name="ce3">
              <table:table-cell>
                <text:p text:style-name="P10">2</text:p>
              </table:table-cell>
              <table:table-cell>
                <text:p text:style-name="P10">0.30</text:p>
              </table:table-cell>
            </table:table-row>
            <table:table-row table:style-name="ro2" table:default-cell-style-name="ce3">
              <table:table-cell>
                <text:p text:style-name="P10">3</text:p>
              </table:table-cell>
              <table:table-cell>
                <text:p text:style-name="P10">0.15</text:p>
              </table:table-cell>
            </table:table-row>
            <table:table-row table:style-name="ro2" table:default-cell-style-name="ce3">
              <table:table-cell>
                <text:p text:style-name="P10">4</text:p>
              </table:table-cell>
              <table:table-cell/>
            </table:table-row>
            <table:table-row table:style-name="ro2" table:default-cell-style-name="ce3">
              <table:table-cell>
                <text:p text:style-name="P10">5</text:p>
              </table:table-cell>
              <table:table-cell>
                <text:p text:style-name="P10">0.10</text:p>
              </table:table-cell>
            </table:table-row>
            <table:table-row table:style-name="ro2" table:default-cell-style-name="ce3">
              <table:table-cell>
                <text:p text:style-name="P10">6</text:p>
              </table:table-cell>
              <table:table-cell>
                <text:p text:style-name="P10">0.0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1" draw:layer="layout" svg:width="6.375cm" svg:height="1.146cm" svg:x="6.889cm" svg:y="6.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style:font-name="TeXGyreTermes" fo:font-family="TeXGyreTermes" style:font-family-generic="moder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cm"/>
      <style:text-properties style:font-name="TeXGyreTermes" fo:font-family="TeXGyreTermes" style:font-family-generic="moder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eXGyreTerme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359cm" svg:x="1.4cm" svg:y="0.546cm" presentation:class="title" presentation:placeholder="true">
        <draw:text-box/>
      </draw:frame>
      <draw:frame presentation:style-name="Default-outline1" draw:layer="backgroundobjects" svg:width="25.199cm" svg:height="12.7cm" svg:x="1.4cm" svg:y="1.905cm" presentation:class="outline" presentation:placeholder="true">
        <draw:text-box/>
      </draw:frame>
      <draw:frame presentation:style-name="Mpr1" draw:text-style-name="MP2" draw:layer="backgroundobjects" svg:width="2.41cm" svg:height="0.828cm" svg:x="1.4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32cm" svg:height="0.828cm" svg:x="3.81cm" svg:y="14.6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469cm" svg:height="0.828cm" svg:x="24.13cm" svg:y="14.6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1T00:41:53.765000000</meta:creation-date>
    <dc:title>Math Video</dc:title>
    <meta:editing-duration>PT13M42S</meta:editing-duration>
    <meta:editing-cycles>3</meta:editing-cycles>
    <meta:generator>LibreOffice/24.2.0.3$Windows_X86_64 LibreOffice_project/da48488a73ddd66ea24cf16bbc4f7b9c08e9bea1</meta:generator>
    <dc:date>2024-02-11T01:06:01.726000000</dc:date>
    <meta:document-statistic meta:object-count="61"/>
  </office:meta>
</office:document-meta>
</file>

<file path=Object 1/content.xml><?xml version="1.0" encoding="utf-8"?>
<math xmlns="http://www.w3.org/1998/Math/MathML" display="block">
  <semantics>
    <mrow>
      <mtext>Calculate</mtext>
      <mi>P</mi>
      <mrow>
        <mo fence="true" form="prefix" stretchy="false">(</mo>
        <mrow>
          <mrow>
            <mi>X</mi>
            <mo stretchy="false">=</mo>
            <mn>4</mn>
          </mrow>
        </mrow>
        <mo fence="true" form="postfix" stretchy="false">)</mo>
      </mrow>
    </mrow>
    <annotation encoding="StarMath 5.0">"Calculate" P( X = 4 )</annotation>
  </semantics>
</math>
</file>

<file path=Object 2/content.xml><?xml version="1.0" encoding="utf-8"?>
<math xmlns="http://www.w3.org/1998/Math/MathML" display="block">
  <semantics>
    <mrow>
      <mtext>Calculate</mtext>
      <mi>P</mi>
      <mrow>
        <mo fence="true" form="prefix" stretchy="false">(</mo>
        <mrow>
          <mrow>
            <mi>X</mi>
            <mo stretchy="false">≥</mo>
            <mn>5</mn>
          </mrow>
        </mrow>
        <mo fence="true" form="postfix" stretchy="false">)</mo>
      </mrow>
    </mrow>
    <annotation encoding="StarMath 5.0">"Calculate" P( X &gt;= 5 )</annotation>
  </semantics>
</math>
</file>

<file path=Object 3/content.xml><?xml version="1.0" encoding="utf-8"?>
<math xmlns="http://www.w3.org/1998/Math/MathML" display="block">
  <semantics>
    <mrow>
      <mtext>Calculate</mtext>
      <mi>P</mi>
      <mrow>
        <mo fence="true" form="prefix" stretchy="false">(</mo>
        <mrow>
          <mrow>
            <mi>X</mi>
            <mo stretchy="false">≤</mo>
            <mn>3</mn>
          </mrow>
        </mrow>
        <mo fence="true" form="postfix" stretchy="false">)</mo>
      </mrow>
    </mrow>
    <annotation encoding="StarMath 5.0">"Calculate" P( X &lt;= 3 )</annotation>
  </semantics>
</math>
</file>